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textarea-vertical-align="middle"/>
    </style:style>
    <style:style style:name="gr2" style:family="graphic" style:parent-style-name="standard">
      <style:graphic-properties draw:fill="solid" draw:fill-color="#e6e6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4" style:family="graphic" style:parent-style-name="standard">
      <style:graphic-properties svg:stroke-color="#cfe7f5" draw:fill="solid" draw:fill-color="#729fc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652cm" svg:y1="6.334cm" svg:x2="9.609cm" svg:y2="6.335cm">
          <text:p/>
        </draw:line>
        <draw:line draw:style-name="gr1" draw:text-style-name="P1" draw:layer="layout" svg:x1="9.581cm" svg:y1="3.159cm" svg:x2="9.606cm" svg:y2="6.334cm">
          <text:p/>
        </draw:line>
        <draw:line draw:style-name="gr1" draw:text-style-name="P1" draw:layer="layout" svg:x1="9.612cm" svg:y1="6.31cm" svg:x2="8.474cm" svg:y2="7.381cm">
          <text:p/>
        </draw:line>
        <draw:line draw:style-name="gr1" draw:text-style-name="P1" draw:layer="layout" svg:x1="12.708cm" svg:y1="6.334cm" svg:x2="11.108cm" svg:y2="6.334cm">
          <text:p/>
        </draw:line>
        <draw:custom-shape draw:style-name="gr2" draw:text-style-name="P1" draw:layer="layout" svg:width="2.121cm" svg:height="2.123cm" svg:x="9.014cm" svg:y="4.77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12cm" svg:height="2.123cm" svg:x="10.601cm" svg:y="4.75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121cm" svg:height="2.123cm" svg:x="9.014cm" svg:y="3.1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12cm" svg:height="2.123cm" svg:x="10.605cm" svg:y="3.1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12cm" svg:height="2.123cm" svg:x="8.496cm" svg:y="5.27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12cm" svg:height="2.123cm" svg:x="10.088cm" svg:y="5.27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12cm" svg:height="2.123cm" svg:x="8.496cm" svg:y="3.6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2.12cm" svg:height="2.123cm" svg:x="10.086cm" svg:y="3.68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2" draw:layer="layout" svg:width="1.175cm" svg:height="0.635cm" svg:x="8.742cm" svg:y="6.842cm">
          <draw:text-box>
            <text:p text:style-name="P2"><text:span text:style-name="T1">000</text:span></text:p>
          </draw:text-box>
        </draw:frame>
        <draw:frame draw:style-name="gr3" draw:text-style-name="P2" draw:layer="layout" svg:width="1.175cm" svg:height="0.635cm" svg:x="10.393cm" svg:y="6.842cm">
          <draw:text-box>
            <text:p text:style-name="P2"><text:span text:style-name="T1">001</text:span></text:p>
          </draw:text-box>
        </draw:frame>
        <draw:frame draw:style-name="gr3" draw:text-style-name="P2" draw:layer="layout" svg:width="1.175cm" svg:height="0.635cm" svg:x="9.228cm" svg:y="6.325cm">
          <draw:text-box>
            <text:p text:style-name="P2"><text:span text:style-name="T1">010</text:span></text:p>
          </draw:text-box>
        </draw:frame>
        <draw:frame draw:style-name="gr3" draw:text-style-name="P2" draw:layer="layout" svg:width="1.175cm" svg:height="0.635cm" svg:x="10.849cm" svg:y="6.331cm">
          <draw:text-box>
            <text:p text:style-name="P2"><text:span text:style-name="T1">011</text:span></text:p>
          </draw:text-box>
        </draw:frame>
        <draw:frame draw:style-name="gr3" draw:text-style-name="P2" draw:layer="layout" svg:width="1.175cm" svg:height="0.635cm" svg:x="8.754cm" svg:y="5.228cm">
          <draw:text-box>
            <text:p text:style-name="P2"><text:span text:style-name="T1">100</text:span></text:p>
          </draw:text-box>
        </draw:frame>
        <draw:frame draw:style-name="gr3" draw:text-style-name="P2" draw:layer="layout" svg:width="1.175cm" svg:height="0.635cm" svg:x="10.473cm" svg:y="5.228cm">
          <draw:text-box>
            <text:p text:style-name="P2"><text:span text:style-name="T1">101</text:span></text:p>
          </draw:text-box>
        </draw:frame>
        <draw:frame draw:style-name="gr3" draw:text-style-name="P2" draw:layer="layout" svg:width="1.175cm" svg:height="0.635cm" svg:x="9.24cm" svg:y="4.711cm">
          <draw:text-box>
            <text:p text:style-name="P2"><text:span text:style-name="T1">110</text:span></text:p>
          </draw:text-box>
        </draw:frame>
        <draw:frame draw:style-name="gr3" draw:text-style-name="P2" draw:layer="layout" svg:width="1.175cm" svg:height="0.635cm" svg:x="10.861cm" svg:y="4.717cm">
          <draw:text-box>
            <text:p text:style-name="P2"><text:span text:style-name="T1">111</text:span></text:p>
          </draw:text-box>
        </draw:frame>
        <draw:custom-shape draw:style-name="gr4" draw:text-style-name="P1" draw:layer="layout" svg:width="0.254cm" svg:height="0.254cm" svg:x="10.486cm" svg:y="5.1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Geier</meta:initial-creator>
    <meta:creation-date>2014-07-11T14:17:48.853078386</meta:creation-date>
    <dc:date>2014-08-15T15:39:34.658693240</dc:date>
    <dc:creator>David Geier</dc:creator>
    <meta:editing-duration>PT14M1S</meta:editing-duration>
    <meta:editing-cycles>8</meta:editing-cycles>
    <meta:generator>LibreOffice/4.2.4.2$Linux_X86_64 LibreOffice_project/420m0$Build-2</meta:generator>
    <meta:document-statistic meta:object-count="21"/>
  </office:meta>
</office:document-meta>
</file>